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4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ce3"/>
        <table:table-column table:style-name="co6" table:default-cell-style-name="ce4"/>
        <table:table-column table:style-name="co1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</text:p>
          </table:table-cell>
          <table:table-cell office:value-type="float" office:value="800" calcext:value-type="float">
            <text:p>800 g</text:p>
          </table:table-cell>
          <table:table-cell office:value-type="string" calcext:value-type="string">
            <text:p>White</text:p>
          </table:table-cell>
          <table:table-cell table:formula="of:=([.$I$3]/1000)*[.C2]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I$3]/1000)*[.C3]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I3]*[.$J$2]" office:value-type="currency" office:currency="AUD" office:value="12.87" calcext:value-type="currency">
            <text:p>$12.87</text:p>
          </table:table-cell>
          <table:table-cell table:style-name="ce3" table:formula="of:=[.$I3]*[.$K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 office:value-type="string" calcext:value-type="string">
            <text:p>White</text:p>
          </table:table-cell>
          <table:table-cell table:formula="of:=([.$I$3]/1000)*[.C4]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I$3]/1000)*[.C5]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Inside Main</text:p>
          </table:table-cell>
          <table:table-cell office:value-type="string" calcext:value-type="string">
            <text:p>Vent Guide + Mask + Maw</text:p>
          </table:table-cell>
          <table:table-cell office:value-type="float" office:value="220" calcext:value-type="float">
            <text:p>220 g</text:p>
          </table:table-cell>
          <table:table-cell office:value-type="string" calcext:value-type="string">
            <text:p>Black</text:p>
          </table:table-cell>
          <table:table-cell table:formula="of:=([.$I$3]/1000)*[.C6]" office:value-type="currency" office:currency="AUD" office:value="4.29" calcext:value-type="currency">
            <text:p>$4.29</text:p>
          </table:table-cell>
          <table:table-cell office:value-type="float" office:value="14" calcext:value-type="float">
            <text:p>14 h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2120" calcext:value-type="float">
            <text:p>212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20" calcext:value-type="float">
            <text:p>220 g</text:p>
          </table:table-cell>
          <table:table-cell office:value-type="string" calcext:value-type="string">
            <text:p>Black</text:p>
          </table:table-cell>
          <table:table-cell table:formula="of:=([.$I$3]/1000)*[.C7]" office:value-type="currency" office:currency="AUD" office:value="4.29" calcext:value-type="currency">
            <text:p>$4.29</text:p>
          </table:table-cell>
          <table:table-cell office:value-type="float" office:value="20" calcext:value-type="float">
            <text:p>20 h</text:p>
          </table:table-cell>
          <table:table-cell/>
          <table:table-cell office:value-type="string" calcext:value-type="string">
            <text:p>Total Cost</text:p>
          </table:table-cell>
          <table:table-cell table:style-name="ce3" table:formula="of:=SUM([.E:.E])" office:value-type="currency" office:currency="AUD" office:value="41.34" calcext:value-type="currency">
            <text:p>$41.34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table:formula="of:=([.$I$3]/1000)*[.C8]" office:value-type="currency" office:currency="AU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F:.$F])/24) &amp; &quot;d &quot; &amp; MOD(SUM([.$F:.$F]);24) &amp; &quot;h&quot;" office:value-type="string" office:string-value="5d 12h" calcext:value-type="string">
            <text:p>5d 12h</text:p>
          </table:table-cell>
          <table:table-cell table:style-name="ce4"/>
          <table:table-cell table:style-name="ce3"/>
        </table:table-row>
        <table:table-row table:style-name="ro1">
          <table:table-cell table:number-columns-repeated="4"/>
          <table:table-cell table:formula="of:=([.$I$3]/1000)*[.C9]" office:value-type="currency" office:currency="AUD" office:value="0" calcext:value-type="currency">
            <text:p>$0.00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4"/>
          <table:table-cell table:formula="of:=([.$I$3]/1000)*[.C10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$I$3]/1000)*[.C11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$I$3]/1000)*[.C12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$I$3]/1000)*[.C13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$I$3]/1000)*[.C14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09-24T23:54:57.378148000</dc:date>
    <meta:editing-duration>PT19M2S</meta:editing-duration>
    <meta:editing-cycles>3</meta:editing-cycles>
    <meta:document-statistic meta:table-count="4" meta:cell-count="74" meta:object-count="0"/>
  </office:meta>
</office:document-meta>
</file>